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h text:style-name="Heading_20_3" text:outline-level="3">Meet Hal, threatened by Vurdi</text:h>
      <text:p text:style-name="Section_20_mark">[sc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lang=zxx]SaLE[/lang=zxx]'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Text_20_body">. . .</text:p>
      <text:p text:style-name="Section_20_mark">[/sc]</text:p>
      <text:h text:style-name="Heading_20_2" text:outline-level="2">Chapter 2</text:h>
      <text:h text:style-name="Heading_20_3" text:outline-level="3">Jerling buys team. Discusses Seraph.</text:h>
      <text:p text:style-name="Section_20_mark">[sc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Section_20_mark">[/sc]</text:p>
      <text:h text:style-name="Heading_20_3" text:outline-level="3">Hal takes a call from Jerling</text:h>
      <text:p text:style-name="Section_20_mark">[sc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Text_20_body">. . .</text:p>
      <text:p text:style-name="Section_20_mark">[/sc]</text:p>
      <text:h text:style-name="Heading_20_2" text:outline-level="2">Chapter 4</text:h>
      <text:h text:style-name="Heading_20_3" text:outline-level="3">Hal going to port control</text:h>
      <text:p text:style-name="Section_20_mark">[sc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Text_20_body">. . .</text:p>
      <text:p text:style-name="Section_20_mark">[/sc]</text:p>
      <text:h text:style-name="Heading_20_3" text:outline-level="3">Clunk checking computer for Incubots.</text:h>
      <text:p text:style-name="Section_20_mark">[sc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Text_20_body">. . .</text:p>
      <text:p text:style-name="Section_20_mark">[/sc]</text:p>
      <text:h text:style-name="Heading_20_3" text:outline-level="3">Hal talking to the Portmaster</text:h>
      <text:p text:style-name="Section_20_mark">[sc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Text_20_body">. . .</text:p>
      <text:p text:style-name="Section_20_mark">[/sc]</text:p>
      <text:h text:style-name="Heading_20_3" text:outline-level="3">Clunk takes call from Hal. Calls Jerling. Fire.</text:h>
      <text:p text:style-name="Section_20_mark">[sc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Section_20_mark">[/sc]</text:p>
      <text:h text:style-name="Heading_20_2" text:outline-level="2">Chapter 5</text:h>
      <text:h text:style-name="Heading_20_3" text:outline-level="3">Clunk fighting the fire, ends up face-down</text:h>
      <text:p text:style-name="Section_20_mark">[sc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Text_20_body">. . .</text:p>
      <text:p text:style-name="Section_20_mark">[/sc]</text:p>
      <text:h text:style-name="Heading_20_2" text:outline-level="2">Chapter 7</text:h>
      <text:h text:style-name="Heading_20_3" text:outline-level="3">Hal finds Clunk on rope, falls out after him.</text:h>
      <text:p text:style-name="Section_20_mark">[sc15]</text:p>
      <text:p text:style-name="Text_20_body"/>
      <text:p text:style-name="Section_20_mark">[/sc]</text:p>
      <text:h text:style-name="Heading_20_2" text:outline-level="2">Chapter 8</text:h>
      <text:h text:style-name="Heading_20_3" text:outline-level="3">Climb up rope to safety. Back in ship for hyperspace.</text:h>
      <text:p text:style-name="Section_20_mark">[sc17]</text:p>
      <text:p text:style-name="Text_20_body"/>
      <text:p text:style-name="Section_20_mark">[/sc]</text:p>
      <text:h text:style-name="Heading_20_2" text:outline-level="2">Chapter 9</text:h>
      <text:h text:style-name="Heading_20_3" text:outline-level="3">In his office. Gordon OKs the deal</text:h>
      <text:p text:style-name="Section_20_mark">[sc19]</text:p>
      <text:p text:style-name="Text_20_body"/>
      <text:p text:style-name="Section_20_mark">[/sc]</text:p>
      <text:h text:style-name="Heading_20_2" text:outline-level="2">Chapter 10</text:h>
      <text:h text:style-name="Heading_20_3" text:outline-level="3">Exits the ship to meet Bevan</text:h>
      <text:p text:style-name="Section_20_mark">[sc22]</text:p>
      <text:p text:style-name="Text_20_body"/>
      <text:p text:style-name="Section_20_mark">[/sc]</text:p>
      <text:h text:style-name="Heading_20_2" text:outline-level="2">Chapter 11</text:h>
      <text:h text:style-name="Heading_20_3" text:outline-level="3">Getting food out. Frozen puddings.</text:h>
      <text:p text:style-name="Section_20_mark">[sc25]</text:p>
      <text:p text:style-name="Text_20_body"/>
      <text:p text:style-name="Section_20_mark">[/sc]</text:p>
      <text:h text:style-name="Heading_20_3" text:outline-level="3">Says goodbye to Clunk</text:h>
      <text:p text:style-name="Section_20_mark">[sc27]</text:p>
      <text:p text:style-name="Text_20_body"/>
      <text:p text:style-name="Section_20_mark">[/sc]</text:p>
      <text:h text:style-name="Heading_20_2" text:outline-level="2">Chapter 12</text:h>
      <text:h text:style-name="Heading_20_3" text:outline-level="3">Hal depressed. No escape from here.</text:h>
      <text:p text:style-name="Section_20_mark">[sc29]</text:p>
      <text:p text:style-name="Text_20_body"/>
      <text:p text:style-name="Section_20_mark">[/sc]</text:p>
      <text:h text:style-name="Heading_20_3" text:outline-level="3">Lighten the ship. Preparing for liftoff.</text:h>
      <text:p text:style-name="Section_20_mark">[sc31]</text:p>
      <text:p text:style-name="Text_20_body"/>
      <text:p text:style-name="Section_20_mark">[/sc]</text:p>
      <text:h text:style-name="Heading_20_2" text:outline-level="2">Chapter 13</text:h>
      <text:h text:style-name="Heading_20_3" text:outline-level="3">Karl and Terry awaiting Hal. They take a call from their spy, intercept is at the orbiter.</text:h>
      <text:p text:style-name="Section_20_mark">[sc34]</text:p>
      <text:p text:style-name="Text_20_body"/>
      <text:p text:style-name="Section_20_mark">[/sc]</text:p>
      <text:h text:style-name="Heading_20_2" text:outline-level="2">Chapter 14</text:h>
      <text:h text:style-name="Heading_20_2" text:outline-level="2">Chapter 15</text:h>
      <text:h text:style-name="Heading_20_3" text:outline-level="3">Karl waiting impatiently</text:h>
      <text:p text:style-name="Section_20_mark">[sc38]</text:p>
      <text:p text:style-name="Text_20_body"/>
      <text:p text:style-name="Section_20_mark">[/sc]</text:p>
      <text:h text:style-name="Heading_20_3" text:outline-level="3">Karl and Terry confused about 'Chunk'</text:h>
      <text:p text:style-name="Section_20_mark">[sc40]</text:p>
      <text:p text:style-name="Text_20_body"/>
      <text:p text:style-name="Section_20_mark">[/sc]</text:p>
      <text:h text:style-name="Heading_20_2" text:outline-level="2">Chapter 16</text:h>
      <text:h text:style-name="Heading_20_3" text:outline-level="3">Clunk slips out the back.</text:h>
      <text:p text:style-name="Section_20_mark">[sc43]</text:p>
      <text:p text:style-name="Text_20_body"/>
      <text:p text:style-name="Section_20_mark">[/sc]</text:p>
      <text:h text:style-name="Heading_20_3" text:outline-level="3">Karl and Terry waiting.</text:h>
      <text:p text:style-name="Section_20_mark">[sc45]</text:p>
      <text:p text:style-name="Text_20_body"/>
      <text:p text:style-name="Section_20_mark">[/sc]</text:p>
      <text:h text:style-name="Heading_20_2" text:outline-level="2">Chapter 17</text:h>
      <text:h text:style-name="Heading_20_3" text:outline-level="3">Clunk in orbit</text:h>
      <text:p text:style-name="Section_20_mark">[sc47]</text:p>
      <text:p text:style-name="Text_20_body"/>
      <text:p text:style-name="Section_20_mark">[/sc]</text:p>
      <text:h text:style-name="Heading_20_3" text:outline-level="3">Clunk uses cylinder</text:h>
      <text:p text:style-name="Section_20_mark">[sc49]</text:p>
      <text:p text:style-name="Text_20_body"/>
      <text:p text:style-name="Section_20_mark">[/sc]</text:p>
      <text:h text:style-name="Heading_20_1" text:outline-level="1">Part 2</text:h>
      <text:h text:style-name="Heading_20_2" text:outline-level="2">Chapter 18</text:h>
      <text:h text:style-name="Heading_20_3" text:outline-level="3">Terry places the 'bomb'</text:h>
      <text:p text:style-name="Section_20_mark">[sc51]</text:p>
      <text:p text:style-name="Text_20_body"/>
      <text:p text:style-name="Section_20_mark">[/sc]</text:p>
      <text:h text:style-name="Heading_20_3" text:outline-level="3">Hal buys food</text:h>
      <text:p text:style-name="Section_20_mark">[sc53]</text:p>
      <text:p text:style-name="Text_20_body"/>
      <text:p text:style-name="Section_20_mark">[/sc]</text:p>
      <text:h text:style-name="Heading_20_2" text:outline-level="2">Chapter 19</text:h>
      <text:h text:style-name="Heading_20_3" text:outline-level="3">Karl leaves a note, takes Clunk.</text:h>
      <text:p text:style-name="Section_20_mark">[sc55]</text:p>
      <text:p text:style-name="Text_20_body"/>
      <text:p text:style-name="Section_20_mark">[/sc]</text:p>
      <text:h text:style-name="Heading_20_3" text:outline-level="3">Hal about to hyperspace.</text:h>
      <text:p text:style-name="Section_20_mark">[sc57]</text:p>
      <text:p text:style-name="Text_20_body"/>
      <text:p text:style-name="Section_20_mark">[/sc]</text:p>
      <text:h text:style-name="Heading_20_2" text:outline-level="2">Chapter 20</text:h>
      <text:h text:style-name="Heading_20_3" text:outline-level="3">Hal gets real Jerling's call. Has to get cargo and robot back.</text:h>
      <text:p text:style-name="Section_20_mark">[sc60]</text:p>
      <text:p text:style-name="Text_20_body"/>
      <text:p text:style-name="Section_20_mark">[/sc]</text:p>
      <text:h text:style-name="Heading_20_3" text:outline-level="3">Hal sets course for Forg.</text:h>
      <text:p text:style-name="Section_20_mark">[sc62]</text:p>
      <text:p text:style-name="Text_20_body"/>
      <text:p text:style-name="Section_20_mark">[/sc]</text:p>
      <text:h text:style-name="Heading_20_3" text:outline-level="3">Land on Forg, in rubbish.</text:h>
      <text:p text:style-name="Section_20_mark">[sc64]</text:p>
      <text:p text:style-name="Text_20_body"/>
      <text:p text:style-name="Section_20_mark">[/sc]</text:p>
      <text:h text:style-name="Heading_20_2" text:outline-level="2">Chapter 21</text:h>
      <text:h text:style-name="Heading_20_3" text:outline-level="3">Hal rents a car in Jerling's name and heads towards Forgberg and the Casino.</text:h>
      <text:p text:style-name="Section_20_mark">[sc66]</text:p>
      <text:p text:style-name="Text_20_body"/>
      <text:p text:style-name="Section_20_mark">[/sc]</text:p>
      <text:h text:style-name="Heading_20_3" text:outline-level="3">Hal after almost running Clunk down. Picks him up.</text:h>
      <text:p text:style-name="Section_20_mark">[sc68]</text:p>
      <text:p text:style-name="Text_20_body"/>
      <text:p text:style-name="Section_20_mark">[/sc]</text:p>
      <text:h text:style-name="Heading_20_2" text:outline-level="2">Chapter 22</text:h>
      <text:h text:style-name="Heading_20_3" text:outline-level="3">Find car, go to find clothes.</text:h>
      <text:p text:style-name="Section_20_mark">[sc71]</text:p>
      <text:p text:style-name="Text_20_body"/>
      <text:p text:style-name="Section_20_mark">[/sc]</text:p>
      <text:h text:style-name="Heading_20_2" text:outline-level="2">Chapter 23</text:h>
      <text:h text:style-name="Heading_20_3" text:outline-level="3">Hal sells Clunk</text:h>
      <text:p text:style-name="Section_20_mark">[sc74]</text:p>
      <text:p text:style-name="Text_20_body"/>
      <text:p text:style-name="Section_20_mark">[/sc]</text:p>
      <text:h text:style-name="Heading_20_2" text:outline-level="2">Chapter 24</text:h>
      <text:h text:style-name="Heading_20_3" text:outline-level="3">Hal annoyed at Clunk for buying only the best.</text:h>
      <text:p text:style-name="Section_20_mark">[sc77]</text:p>
      <text:p text:style-name="Text_20_body"/>
      <text:p text:style-name="Section_20_mark">[/sc]</text:p>
      <text:h text:style-name="Heading_20_3" text:outline-level="3">Clunk gambling. Fight with human couple.</text:h>
      <text:p text:style-name="Section_20_mark">[sc79]</text:p>
      <text:p text:style-name="Text_20_body"/>
      <text:p text:style-name="Section_20_mark">[/sc]</text:p>
      <text:h text:style-name="Heading_20_3" text:outline-level="3">Sitting on the steps, battered and bruised. Limo arrives for Karl.</text:h>
      <text:p text:style-name="Section_20_mark">[sc81]</text:p>
      <text:p text:style-name="Text_20_body"/>
      <text:p text:style-name="Section_20_mark">[/sc]</text:p>
      <text:h text:style-name="Heading_20_2" text:outline-level="2">Chapter 25</text:h>
      <text:h text:style-name="Heading_20_3" text:outline-level="3">Clunk travelling on the back of Karl's limo</text:h>
      <text:p text:style-name="Section_20_mark">[sc84]</text:p>
      <text:p text:style-name="Text_20_body"/>
      <text:p text:style-name="Section_20_mark">[/sc]</text:p>
      <text:h text:style-name="Heading_20_3" text:outline-level="3">Clunk sees Hal catching up again. Limo stops.</text:h>
      <text:p text:style-name="Section_20_mark">[sc86]</text:p>
      <text:p text:style-name="Text_20_body"/>
      <text:p text:style-name="Section_20_mark">[/sc]</text:p>
      <text:h text:style-name="Heading_20_2" text:outline-level="2">Chapter 26</text:h>
      <text:h text:style-name="Heading_20_3" text:outline-level="3">Clunk uploads the Navcom into the ship.</text:h>
      <text:p text:style-name="Section_20_mark">[sc89]</text:p>
      <text:p text:style-name="Text_20_body"/>
      <text:p text:style-name="Section_20_mark">[/sc]</text:p>
      <text:h text:style-name="Heading_20_2" text:outline-level="2">Chapter 27</text:h>
      <text:h text:style-name="Heading_20_3" text:outline-level="3">The shop robots want Clunk to escape with them. Mention Hal's capture.</text:h>
      <text:p text:style-name="Section_20_mark">[sc92]</text:p>
      <text:p text:style-name="Text_20_body"/>
      <text:p text:style-name="Section_20_mark">[/sc]</text:p>
      <text:h text:style-name="Heading_20_3" text:outline-level="3">Clunk steals armoured car, drives it into the house.</text:h>
      <text:p text:style-name="Section_20_mark">[sc94]</text:p>
      <text:p text:style-name="Text_20_body"/>
      <text:p text:style-name="Section_20_mark">[/sc]</text:p>
      <text:h text:style-name="Heading_20_2" text:outline-level="2">Chapter 28</text:h>
      <text:h text:style-name="Heading_20_3" text:outline-level="3">Karl and Terry take the limo</text:h>
      <text:p text:style-name="Section_20_mark">[sc96]</text:p>
      <text:p text:style-name="Text_20_body"/>
      <text:p text:style-name="Section_20_mark">[/sc]</text:p>
      <text:h text:style-name="Heading_20_3" text:outline-level="3">Karl and Terry overtake and head for Spaceport. Looking for Volante.</text:h>
      <text:p text:style-name="Section_20_mark">[sc98]</text:p>
      <text:p text:style-name="Text_20_body"/>
      <text:p text:style-name="Section_20_mark">[/sc]</text:p>
      <text:h text:style-name="Heading_20_2" text:outline-level="2">Chapter 29</text:h>
      <text:h text:style-name="Heading_20_3" text:outline-level="3">Hal and Clunk fleeing in Gull</text:h>
      <text:p text:style-name="Section_20_mark">[sc101]</text:p>
      <text:p text:style-name="Text_20_body"/>
      <text:p text:style-name="Section_20_mark">[/sc]</text:p>
      <text:h text:style-name="Heading_20_3" text:outline-level="3">Clunk wants to throw stuff at the flyer</text:h>
      <text:p text:style-name="Section_20_mark">[sc103]</text:p>
      <text:p text:style-name="Text_20_body"/>
      <text:p text:style-name="Section_20_mark">[/sc]</text:p>
      <text:h text:style-name="Heading_20_3" text:outline-level="3">Hal fetches the puddings.</text:h>
      <text:p text:style-name="Section_20_mark">[sc105]</text:p>
      <text:p text:style-name="Text_20_body"/>
      <text:p text:style-name="Section_20_mark">[/sc]</text:p>
      <text:h text:style-name="Heading_20_2" text:outline-level="2">Chapter 30</text:h>
      <text:h text:style-name="Heading_20_3" text:outline-level="3">Hal yells at Jerling, then cargo arrives on truck.</text:h>
      <text:p text:style-name="Section_20_mark">[sc108]</text:p>
      <text:p text:style-name="Text_20_body"/>
      <text:p text:style-name="Section_20_mark">[/sc]</text:p>
      <text:h text:style-name="Heading_20_3" text:outline-level="3">Clunk outside, depressed.</text:h>
      <text:p text:style-name="Section_20_mark">[sc110]</text:p>
      <text:p text:style-name="Text_20_body"/>
      <text:p text:style-name="Section_20_mark">[/sc]</text:p>
      <text:h text:style-name="Heading_20_3" text:outline-level="3">Karl bursts in, armed.</text:h>
      <text:p text:style-name="Section_20_mark">[sc112]</text:p>
      <text:p text:style-name="Text_20_body"/>
      <text:p text:style-name="Section_20_mark">[/sc]</text:p>
      <text:h text:style-name="Heading_20_2" text:outline-level="2">Chapter 31</text:h>
      <text:h text:style-name="Heading_20_3" text:outline-level="3">Terry ties Hal in hold, leaves back doors open.</text:h>
      <text:p text:style-name="Section_20_mark">[sc114]</text:p>
      <text:p text:style-name="Text_20_body"/>
      <text:p text:style-name="Section_20_mark">[/sc]</text:p>
      <text:h text:style-name="Heading_20_3" text:outline-level="3">Hal dodges Brutus, escapes the hold.</text:h>
      <text:p text:style-name="Section_20_mark">[sc116]</text:p>
      <text:p text:style-name="Text_20_body"/>
      <text:p text:style-name="Section_20_mark">[/sc]</text:p>
      <text:h text:style-name="Heading_20_2" text:outline-level="2">Chapter 32</text:h>
      <text:h text:style-name="Heading_20_3" text:outline-level="3">Black Gull hyperspaces to oblivion</text:h>
      <text:p text:style-name="Section_20_mark">[sc119]</text:p>
      <text:p text:style-name="Text_20_body"/>
      <text:p text:style-name="Section_20_mark">[/s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6600" fo:font-size="10pt"/>
    </style:style>
    <style:style style:name="yWriter_20_mark_20_unused" style:display-name="yWriter mark unused" style:family="paragraph" style:parent-style-name="Standard" style:next-style-name="Standard" style:class="text">
      <style:text-properties fo:color="#999999" fo:font-size="10pt"/>
    </style:style>
    <style:style style:name="yWriter_20_mark_20_notes" style:display-name="yWriter mark notes" style:family="paragraph" style:parent-style-name="Standard" style:next-style-name="Standard" style:class="text">
      <style:text-properties fo:color="#0099FF" fo:font-size="10pt"/>
    </style:style>
    <style:style style:name="yWriter_20_mark_20_todo" style:display-name="yWriter mark todo" style:family="paragraph" style:parent-style-name="Standard" style:next-style-name="Standard" style:class="text">
      <style:text-properties fo:color="#9933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9" meta:paragraph-count="333" meta:word-count="1700" meta:character-count="9858" meta:non-whitespace-character-count="8492"/>
    <meta:generator>LibreOfficeDev/6.0.5.2$Linux_X86_64 LibreOffice_project/</meta:generator>
  </office:meta>
</office:document-meta>
</file>